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512MB,2S,lzx.xxx</text:p>
      <text:p text:style-name="P2">时间管理与多人运动</text:p>
      <text:p text:style-name="P5"><text:bookmark text:name="_GoBack"/>问题描述</text:p>
      <text:p text:style-name="P6">——众所周知，CCPC/ICPC 是一系列多人运动比赛。</text:p>
      <text:p text:style-name="P6">您在退役后当上了某文理学院的一支ACM队的队长，您需要指定一些训练时间参加一些比赛，由于您神乎其神的预测能力，您知道每个时间段参加每一场比赛的收获大小。但是由于一些深奥的原因，每个时间段必须恰好参加一场比赛，且每场比赛必须参加恰好一次。(因此，比赛的数量和时间段的数量相同)</text:p>
      <text:p text:style-name="P6">由于不能将参加各个比赛的收获映射为可以简单相加的数值，所以你把这些收获分级，分为0~70共71个等级。按照从70到0的方式将获得每种等级收获的次数排序为一个长为71的序列，你需要安排时间段的分配方案，使得这个序列字典序尽可能大。</text:p>
      <text:p text:style-name="P7"><text:bookmark text:name="OLE_LINK2"/></text:p>
      <text:p text:style-name="P5">输入描述</text:p>
      <text:p text:style-name="P6">第一行一个整数N，表示比赛的数目，同时也是时间段的数目</text:p>
      <text:p text:style-name="P6">接下来N行，每行N个整数，其中第i行第j个整数aij表示在如果第i个时间段参加第j项比赛，能够获得的收获的等级。</text:p>
      <text:p text:style-name="P6"/>
      <text:p text:style-name="P5">输出描述</text:p>
      <text:p text:style-name="P6">一行71个用1个空格隔开的整数，表示字典序最大的时间分配方式序列。</text:p>
      <text:p text:style-name="P7"><text:bookmark text:name="OLE_LINK6"/></text:p>
      <text:p text:style-name="P5">样例输入</text:p>
      <text:p text:style-name="P9"><text:tab/>5</text:p>
      <text:p text:style-name="P9"><text:tab/>5 5 5 5 5</text:p>
      <text:p text:style-name="P9"><text:s/><text:tab/>5 3 2 1 1 </text:p>
      <text:p text:style-name="P9"><text:soft-page-break/><text:tab/>2 2 2 2 2</text:p>
      <text:p text:style-name="P9"><text:tab/>2 5 2 5 2</text:p>
      <text:p text:style-name="P9"><text:tab/>4 4 1 1 1</text:p>
      <text:p text:style-name="P4"/>
      <text:p text:style-name="P4"/>
      <text:p text:style-name="P5">样例输出</text:p>
      <text:p text:style-name="P3">0 0 0 0 0 0 0 0 0 0 0 0 0 0 0 0 0 0 0 0 0 0 0 0 0 0 0 0 0 0 0 0 0 0 0 0 0 0 0 0 0 0 0 0 0 0 0 0 0 0 0 0 0 0 0 0 0 0 0 0 0 0 0 0 0 3 1 0 1 0 0</text:p>
      <text:p text:style-name="P3"/>
      <text:p text:style-name="P1"><text:bookmark text:name="OLE_LINK9"/></text:p>
      <text:p text:style-name="P5">数据范围及提示</text:p>
      <text:p text:style-name="P3"><text:tab/>0 &lt;= N &lt;= 500; 0 &lt;= aij &lt;= 7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false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Noto Sans CJK SC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style:letter-kerning="true" style:font-name-asian="Noto Sans CJK SC" style:font-size-asian="10.5pt" style:language-asian="zh" style:country-asian="CN" style:font-name-complex="宋体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Noto Sans CJK SC Regular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default-outline-level="" style:class="list">
      <style:text-properties style:font-name-complex="Noto Sans CJK SC Regular"/>
    </style:style>
    <style:style style:name="Caption" style:family="paragraph" style:parent-style-name="Standard" style:default-outline-level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CJK SC Regular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letter-kerning="false" style:font-size-asian="10pt" style:language-asian="zh" style:country-asian="CN" style:font-name-complex="Courier New1" style:font-size-complex="10pt" style:language-complex="ar" style:country-complex="SA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9T12:08:00</meta:creation-date>
    <meta:initial-creator>admin</meta:initial-creator>
    <dc:language>zh-CN</dc:language>
    <dc:date>2020-05-11T21:57:08</dc:date>
    <meta:editing-cycles>41</meta:editing-cycles>
    <meta:editing-duration>PT4H18M9S</meta:editing-duration>
    <meta:generator>OpenOffice/4.1.7$Unix OpenOffice.org_project/417m1$Build-9800</meta:generator>
    <meta:document-statistic meta:table-count="0" meta:image-count="0" meta:object-count="0" meta:page-count="2" meta:paragraph-count="22" meta:word-count="518" meta:character-count="672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